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068267" officeooo:paragraph-rsid="001e4f2f" style:font-weight-asian="normal" style:font-weight-complex="normal"/>
    </style:style>
    <style:style style:name="P2" style:family="paragraph" style:parent-style-name="Standard">
      <style:text-properties fo:font-weight="normal" officeooo:rsid="00068267" officeooo:paragraph-rsid="001e4f2f" style:font-weight-asian="normal" style:font-weight-complex="normal"/>
    </style:style>
    <style:style style:name="P3" style:family="paragraph" style:parent-style-name="Standard">
      <style:text-properties fo:font-weight="normal" officeooo:rsid="0003a8f3" officeooo:paragraph-rsid="001e4f2f" style:font-weight-asian="normal" style:font-weight-complex="normal"/>
    </style:style>
    <style:style style:name="P4" style:family="paragraph" style:parent-style-name="Standard">
      <style:text-properties fo:font-weight="normal" officeooo:rsid="0004af00" officeooo:paragraph-rsid="001e4f2f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588fa" officeooo:paragraph-rsid="001e4f2f" style:font-weight-asian="normal" style:font-weight-complex="normal"/>
    </style:style>
    <style:style style:name="P6" style:family="paragraph" style:parent-style-name="Standard">
      <style:text-properties fo:font-weight="normal" officeooo:rsid="000588fa" officeooo:paragraph-rsid="001e4f2f" style:font-weight-asian="normal" style:font-weight-complex="normal"/>
    </style:style>
    <style:style style:name="P7" style:family="paragraph" style:parent-style-name="Standard">
      <style:text-properties fo:font-weight="normal" officeooo:rsid="001e4f2f" officeooo:paragraph-rsid="001e4f2f" style:font-weight-asian="normal" style:font-weight-complex="normal"/>
    </style:style>
    <style:style style:name="P8" style:family="paragraph" style:parent-style-name="Standard">
      <style:text-properties fo:font-weight="normal" officeooo:rsid="001f93d2" officeooo:paragraph-rsid="001e4f2f" style:font-weight-asian="normal" style:font-weight-complex="normal"/>
    </style:style>
    <style:style style:name="P9" style:family="paragraph" style:parent-style-name="Standard">
      <style:text-properties fo:font-weight="normal" officeooo:rsid="001f93d2" officeooo:paragraph-rsid="001f93d2" style:font-weight-asian="normal" style:font-weight-complex="normal"/>
    </style:style>
    <style:style style:name="P10" style:family="paragraph" style:parent-style-name="Standard">
      <style:text-properties fo:font-weight="bold" officeooo:rsid="0003a8f3" officeooo:paragraph-rsid="001e4f2f" style:font-weight-asian="bold" style:font-weight-complex="bold"/>
    </style:style>
    <style:style style:name="P11" style:family="paragraph" style:parent-style-name="Standard">
      <style:text-properties fo:font-weight="bold" officeooo:rsid="001f93d2" officeooo:paragraph-rsid="001f93d2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af00" style:font-weight-asian="bold" style:font-weight-complex="bold"/>
    </style:style>
    <style:style style:name="T4" style:family="text">
      <style:text-properties fo:font-weight="bold" officeooo:rsid="000588fa" style:font-weight-asian="bold" style:font-weight-complex="bold"/>
    </style:style>
    <style:style style:name="T5" style:family="text">
      <style:text-properties officeooo:rsid="0004af00"/>
    </style:style>
    <style:style style:name="T6" style:family="text">
      <style:text-properties officeooo:rsid="00068267"/>
    </style:style>
    <style:style style:name="T7" style:family="text">
      <style:text-properties officeooo:rsid="000588fa"/>
    </style:style>
    <style:style style:name="T8" style:family="text">
      <style:text-properties officeooo:rsid="001e4f2f"/>
    </style:style>
    <style:style style:name="T9" style:family="text">
      <style:text-properties officeooo:rsid="001f93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Лог</text:span></text:p>
      <text:p text:style-name="P3"><text:span text:style-name="T2">26.07</text:span> <text:span text:style-name="T2">официальный старт 1 волны.</text:span> <text:span text:style-name="T5">На входе – 14 бойцов и 3-4 меняющихся от пары к паре вольнослушателя. Один человек(Иван, 7 класс) отвалился сразу же на ликбезе по питону.</text:span></text:p>
      <text:p text:style-name="P3"/>
      <text:p text:style-name="P3"><text:span text:style-name="T2">27.07</text:span> первая “лаба” - <text:span text:style-name="T5">знакомство с numpy, matplotlib и pandas. Ковырялово в данных Kaggle Titanic.</text:span></text:p>
      <text:p text:style-name="P3"/>
      <text:p text:style-name="P3">Обнаружена толпа любителей старых браузеров, на которых Jypyter не открывает тетрадки + одна машина, которая вообще никак не имеет пинг до сервера (читать “хромбука”), притом всё остальное работает исправно. Браузеры обновили, кое-где поставили локальный REP.</text:p>
      <text:p text:style-name="P3"/>
      <text:p text:style-name="P4"><text:span text:style-name="T2">28.07</text:span> практика с линейной классификацией и регрессией. Ещё один школьник перешёл в разряд вольнослушателей</text:p>
      <text:p text:style-name="P3"/>
      <text:p text:style-name="P3"><text:span text:style-name="T2">29.07</text:span> пока мя был в Москве, сервер впервые затопили памятью: один добрый школьник взял полиномиальное преобразование степени over9000.</text:p>
      <text:p text:style-name="P3"/>
      <text:p text:style-name="P3"><text:span text:style-name="T2">1.08</text:span> Первая неделя прошла. Ученики осилили азы обучения с учителем (задача, оценка качества) и закодили своими силами линейную регрессию и научились использовать её из sklearn. Альзо рассказали про SVM и линейный классификатор, оба из sklearn.</text:p>
      <text:p text:style-name="P7"/>
      <text:p text:style-name="P7">Все, кто сделал свою линейную регрессию и применил линейки из коробки, получили зачёты.</text:p>
      <text:p text:style-name="P3"/>
      <text:p text:style-name="P3"><text:span text:style-name="T2">2-5.</text:span><text:span text:style-name="T3">08</text:span> <text:s/>&lt;пока я ждал таблеток&gt; <text:span text:style-name="T2">шёл факультатив (ML101.5)</text:span>, в котором <text:span text:style-name="T5">коллеги рассказывали про кластеризацию и нейронные сети, а потом предложили закодить логистическую регрессию (предсказание выживания на титанике, AUC) и поискать фичи для неё. Победителям раздали фонари(I) и мятные конфеты(II). Раздалась первая волна визиток.</text:span></text:p>
      <text:p text:style-name="P3"/>
      <text:p text:style-name="P4"><text:span text:style-name="T2">6.08</text:span> <text:span text:style-name="T2">Началась вторая часть курса.</text:span> <text:span text:style-name="T6">К началу 2 части ещё 3 человека стали вольнослушателями, зато к</text:span> нам пришёл 1 <text:span text:style-name="T6">физик и несколько биологов.</text:span></text:p>
      <text:p text:style-name="P4"/>
      <text:p text:style-name="P4">Деревья на удивление легко объяснились и закодились (правда по принципу “Вставьте ваш код”). Испытывали на примере задачи диагностики сахарного диабета по кардиограмме (также в программе - дёргание фич из кардиограммы)</text:p>
      <text:p text:style-name="P4"/>
      <text:p text:style-name="P4"><text:span text:style-name="T2">7.08</text:span> Bagging/boosting прошёл так же довольно стабильно на той же задаче. Обнаружился основной порок школьников – любую тетрадку к четвёртому аккадемическому часу работы они превращают в спагетти. Мистическим образом, сами они как-то понимают своё месиво.</text:p>
      <text:p text:style-name="P4"/>
      <text:p text:style-name="P4"><text:span text:style-name="T2">8.</text:span><text:span text:style-name="T4">08</text:span> <text:s/><text:span text:style-name="T7">Рассказали про Supervised Learning Pipeline.</text:span></text:p>
      <text:p text:style-name="P4">Разобрали задачи на практику (взяли MNIST, HIGGS, Twitter-SA и heart-c). В последний моммент команду с Heart-c перевербовали вольнослушатели-биологи: дали им <text:span text:style-name="T7">сканы мозга какой-то рыбки на выявление основных отделов ЦНС. Началась работа.</text:span></text:p>
      <text:p text:style-name="P4"/>
      <text:p text:style-name="P6"><text:span text:style-name="T2">9.08</text:span> <text:span text:style-name="T6">Начало работы над задачей.</text:span></text:p>
      <text:p text:style-name="P6">У команд, которые решали MNIST(Сева, Птица) и Higgs(Егор, Моряк, Степан) появился худо-бедно рабочий пайплайн.</text:p>
      <text:p text:style-name="P6">Команда с Twitter-SA(Львёнок, Лулу) сгенерировала 3 работоспособных идеи и ни одну не довела до конца, но очень весело провели время. Попутно, они успели пару раз уронить сервер по MemoryError.</text:p>
      <text:p text:style-name="P6">Биологи узнали про PCA, получили 3 главные линейные компоненты первых 240 тиков ЭЭГ <text:soft-page-break/>рыбки, сделали несколько красивых картинок и долго хвастались ими перед другими биологами.</text:p>
      <text:p text:style-name="P6"/>
      <text:p text:style-name="P6"><text:span text:style-name="T2">10.08</text:span> По программе – промежуточный отчёт, на котором все выбрали по одному крайнему человеку в команде и сказали примерно о том, что было вчера. Команда с Twitter-SA узнала ещё 1 рабочий способ дёргать фичи из текста и за утро перед парой доделала базовый пайплайн, попутно ещё 1 раз убив сервер.</text:p>
      <text:p text:style-name="P6"/>
      <text:p text:style-name="P6"><text:span text:style-name="T2">11-12.08</text:span> <text:span text:style-name="T6">В начале была принудительная генеральная уборка в тетрадях. Мусора там всё равно осталось немало, но теперь он не так сильно режет глаза, а тетради начали выполняться сверху вниз. Далее пошли итерации.</text:span></text:p>
      <text:list xml:id="list5436934726955866220" text:style-name="L1">
        <text:list-item>
          <text:p text:style-name="P5">Команда MNIST открыла для себя PCA и RBM, после чего начала активно сравнивать модели.</text:p>
        </text:list-item>
        <text:list-item>
          <text:p text:style-name="P5">Команда с Higgs на основании графиков решила, что вариант “Линейная модель + фичи” их не спасёт, после чего начала сравнивать различные “деревянные” композиции.</text:p>
        </text:list-item>
        <text:list-item>
          <text:p text:style-name="P5">Команда с TwitterSA сделали 3 из 4 своих изначальных задумок по фичам, после чего их беспорядочно смешала и получила существенный прирост по качеству<text:span text:style-name="T6">(см. тетрадь)</text:span></text:p>
        </text:list-item>
        <text:list-item>
          <text:p text:style-name="P1">Биологи начали считать PCA над различными периодическими фичами активности нейронов рыбки, вплоть до фурье-разложения. Также они написали магическую библиотеку, которая умеет рисовать на 1 картинке области доминирования разных компонент.</text:p>
          <text:p text:style-name="P1"/>
        </text:list-item>
      </text:list>
      <text:p text:style-name="P2"><text:span text:style-name="T2">13.08</text:span> Команды рассказали друг другу <text:span text:style-name="T8">и вольнослушателям о достигнутом, поздравились и получили формальные зачёты.</text:span></text:p>
      <text:p text:style-name="P2"/>
      <text:p text:style-name="P2">В финале аккумуляторы-органайзеры-держалки-футболки-мыши-гарнитуры раздались максимально равномерно среди участников команд(коих было 13, считая биологов). ~вроде бы~ никто обижен не остался. <text:span text:style-name="T9">Вторая волна визиток раздалась всем избежавшим первой волны.</text:span></text:p>
      <text:p text:style-name="P8"/>
      <text:p text:style-name="P11">Лог раздачи:</text:p>
      <text:p text:style-name="P9">После 101.5:</text:p>
      <text:p text:style-name="P9">Фонарь – Егор Коренков, Степан Осипов,Женя Кайляк, Всеволод Ландер</text:p>
      <text:p text:style-name="P9">Конфеты (и местные съедобные ништяки) – Анастасия Дианова, Лилия Мусина, Мария Пельменева, &lt;неизвестный слушатель&gt;</text:p>
      <text:p text:style-name="P9"><text:s/></text:p>
      <text:p text:style-name="P9">После 102:</text:p>
      <text:p text:style-name="P9">Аккумулятор – Сергей Давыдов, Лилия Мусина, Всеволод Ландер, Анастасия Дианова</text:p>
      <text:p text:style-name="P9">Органайзер – Егор Коренков, Степан Осипов, Женя Кайляк, &lt;неизвестный биолог&gt;</text:p>
      <text:p text:style-name="P9">Держалка для смартфона – Егор Коренков, Степан Осипов, Женя Кайляк, &lt;тот же биолог&gt; </text:p>
      <text:p text:style-name="P9">Мышь – Всеволод Ландер, Лилия Мусина</text:p>
      <text:p text:style-name="P9">Гарнитура – Егор Коренков, Степан Осипов, Женя Кайляк</text:p>
      <text:p text:style-name="P9">Футболки – Сергей Давыдов(М), Лилия Мусина(М),Егор Коренков(М), Женя Кайляк(М) Всеволод Ландер(L), Степан Осипов(L), &lt;всё тот же биолог&gt;(S)</text:p>
      <text:p text:style-name="P9"/>
      <text:p text:style-name="P9">Осталось:</text:p>
      <text:p text:style-name="P9">3 пакета, 1 футболка(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0:12:31.413755600</meta:creation-date>
    <dc:date>2015-08-18T00:33:42.354123875</dc:date>
    <meta:editing-duration>PT16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706" meta:character-count="5065" meta:non-whitespace-character-count="4388"/>
  </office:meta>
</office:document-meta>
</file>